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875cm" table:align="left"/>
    </style:style>
    <style:style style:name="Table1.A" style:family="table-column">
      <style:table-column-properties style:column-width="4.842cm"/>
    </style:style>
    <style:style style:name="Table1.B" style:family="table-column">
      <style:table-column-properties style:column-width="5.636cm"/>
    </style:style>
    <style:style style:name="Table1.C" style:family="table-column">
      <style:table-column-properties style:column-width="5.398cm"/>
    </style:style>
    <style:style style:name="Table1.1" style:family="table-row">
      <style:table-row-properties style:min-row-height="0.635cm"/>
    </style:style>
    <style:style style:name="Table1.A1" style:family="table-cell">
      <style:table-cell-properties fo:padding="0cm" fo:border="0.5pt solid #000000"/>
    </style:style>
    <style:style style:name="Table1.A37" style:family="table-cell">
      <style:table-cell-properties fo:padding="0cm" fo:border-left="0.5pt solid #000000" fo:border-right="0.5pt solid #000000" fo:border-top="none" fo:border-bottom="0.5pt solid #000000"/>
    </style:style>
    <style:style style:name="Table1.40" style:family="table-row">
      <style:table-row-properties style:min-row-height="0.423cm"/>
    </style:style>
    <style:style style:name="Table1.41" style:family="table-row">
      <style:table-row-properties style:min-row-height="0.448cm"/>
    </style:style>
    <style:style style:name="P1" style:family="paragraph" style:parent-style-name="Standard">
      <style:text-properties style:font-name="Charis SIL" fo:font-size="10pt" style:text-underline-style="solid" style:text-underline-width="auto" style:text-underline-color="font-color" fo:font-weight="bold" style:font-size-asian="10pt" style:font-size-complex="10pt"/>
    </style:style>
    <style:style style:name="P2" style:family="paragraph" style:parent-style-name="Standard">
      <style:text-properties style:font-name="Charis SIL" fo:font-size="10pt" style:font-size-asian="10pt" style:font-size-complex="10pt"/>
    </style:style>
    <style:style style:name="P3" style:family="paragraph" style:parent-style-name="Standard">
      <style:text-properties style:font-name="Charis SIL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Normal">
      <style:text-properties style:font-name="Charis SIL" fo:font-size="10pt" style:text-underline-style="solid" style:text-underline-width="auto" style:text-underline-color="font-color" fo:font-weight="bold" style:font-size-asian="10pt" style:font-size-complex="10pt"/>
    </style:style>
    <style:style style:name="P5" style:family="paragraph" style:parent-style-name="Normal">
      <style:text-properties style:font-name="Charis SIL" fo:font-size="10pt" style:font-size-asian="10pt" style:font-size-complex="10pt"/>
    </style:style>
    <style:style style:name="P6" style:family="paragraph" style:parent-style-name="Normal">
      <style:text-properties style:font-name="Charis SI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Normal">
      <style:text-properties style:font-name="Charis SIL"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6">Aduku: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>headkerchiefs</text:p>
            </table:table-cell>
          </table:table-row>
          <table:table-row table:style-name="Table1.1">
            <table:table-cell table:style-name="Table1.A1" office:value-type="string">
              <text:p text:style-name="P5">Mele duku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6">Type of headkerchief</text:p>
            </table:table-cell>
          </table:table-row>
          <table:table-row table:style-name="Table1.1">
            <table:table-cell table:style-name="Table1.A1" office:value-type="string">
              <text:p text:style-name="P5">Dukubi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6">handkerchief</text:p>
            </table:table-cell>
          </table:table-row>
          <table:table-row table:style-name="Table1.1">
            <table:table-cell table:style-name="Table1.A1" office:value-type="string">
              <text:p text:style-name="P5">Ɔdasʋbɔ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Mbia: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>seats</text:p>
            </table:table-cell>
          </table:table-row>
          <table:table-row table:style-name="Table1.1">
            <table:table-cell table:style-name="Table1.A1" office:value-type="string">
              <text:p text:style-name="P5">Okpenti/ Okponti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6">Kitchen seat</text:p>
            </table:table-cell>
          </table:table-row>
          <table:table-row table:style-name="Table1.1">
            <table:table-cell table:style-name="Table1.A1" office:value-type="string">
              <text:p text:style-name="P5">Ɔlayi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5">Asesegua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5">Manko/Ɛmanko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5">Kantankua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6">chair</text:p>
            </table:table-cell>
          </table:table-row>
          <table:table-row table:style-name="Table1.1">
            <table:table-cell table:style-name="Table1.A1" office:value-type="string">
              <text:p text:style-name="P5">Akpasa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6">Easy chair</text:p>
            </table:table-cell>
          </table:table-row>
          <table:table-row table:style-name="Table1.1">
            <table:table-cell table:style-name="Table1.A1" office:value-type="string">
              <text:p text:style-name="P5">Beenki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6">bench</text:p>
            </table:table-cell>
          </table:table-row>
          <table:table-row table:style-name="Table1.1">
            <table:table-cell table:style-name="Table1.A1" office:value-type="string">
              <text:p text:style-name="P4">Agblaa: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>trap</text:p>
            </table:table-cell>
          </table:table-row>
          <table:table-row table:style-name="Table1.1">
            <table:table-cell table:style-name="Table1.A1" office:value-type="string">
              <text:p text:style-name="P5">Ɔlʋnkpabi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5">Ogyiwʋdɩ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5">Ɔtan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2">Kuntu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3">Atimpein (Waya):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2">vine trap</text:p>
            </table:table-cell>
          </table:table-row>
          <table:table-row table:style-name="Table1.1">
            <table:table-cell table:style-name="Table1.A1" office:value-type="string">
              <text:p text:style-name="P2">Kuntu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2">Ɩfla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2">Ɔbɔɩyi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2">Ogyiwʋdɩ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2">Ɔkɔntɩ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2">Ɔlʋnkpabi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3">Ɩsɩ:</text:p>
            </table:table-cell>
            <table:table-cell table:style-name="Table1.A1" office:value-type="string">
              <text:p text:style-name="P2"><text:s/></text:p>
            </table:table-cell>
            <table:table-cell table:style-name="Table1.A1" office:value-type="string">
              <text:p text:style-name="P2">mud</text:p>
            </table:table-cell>
          </table:table-row>
          <table:table-row table:style-name="Table1.1">
            <table:table-cell table:style-name="Table1.A1" office:value-type="string">
              <text:p text:style-name="P2">Isin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2">Ɩsɩpwɛatɔ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2">Obon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2">Ɩsɩpɛpɛ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2">Ɩsɩbibi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2">Osublu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2">Ɔtsatsa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2">Ɔdɩba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2">Otutu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2">Ɔfabɩ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2">Ɩsɩtsɩa</text:p>
            </table:table-cell>
            <table:table-cell table:style-name="Table1.A1" office:value-type="string">
              <text:p text:style-name="P2">Mixing mud with water</text:p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37" office:value-type="string">
              <text:p text:style-name="P2">Ɩsɩkwi</text:p>
            </table:table-cell>
            <table:table-cell table:style-name="Table1.A37" office:value-type="string">
              <text:p text:style-name="P2">Digging of mud</text:p>
            </table:table-cell>
            <table:table-cell table:style-name="Table1.A37" office:value-type="string">
              <text:p text:style-name="P3"/>
            </table:table-cell>
          </table:table-row>
          <table:table-row>
            <table:table-cell table:style-name="Table1.A37" office:value-type="string">
              <text:p text:style-name="P2">Ɩsɩbun</text:p>
            </table:table-cell>
            <table:table-cell table:style-name="Table1.A37" office:value-type="string">
              <text:p text:style-name="P2">Nursing of mud</text:p>
            </table:table-cell>
            <table:table-cell table:style-name="Table1.A37" office:value-type="string">
              <text:p text:style-name="P3"/>
            </table:table-cell>
          </table:table-row>
          <table:table-row>
            <table:table-cell table:style-name="Table1.A37" office:value-type="string">
              <text:p text:style-name="P2">Ɩsɩda</text:p>
            </table:table-cell>
            <table:table-cell table:style-name="Table1.A37" office:value-type="string">
              <text:p text:style-name="P2">Putting mud into balls</text:p>
            </table:table-cell>
            <table:table-cell table:style-name="Table1.A37" office:value-type="string">
              <text:p text:style-name="P3"/>
            </table:table-cell>
          </table:table-row>
          <table:table-row table:style-name="Table1.40">
            <table:table-cell table:style-name="Table1.A37" office:value-type="string">
              <text:p text:style-name="P2">Ɩsɩpwɛ</text:p>
            </table:table-cell>
            <table:table-cell table:style-name="Table1.A37" office:value-type="string">
              <text:p text:style-name="P2">Building with mud</text:p>
            </table:table-cell>
            <table:table-cell table:style-name="Table1.A37" office:value-type="string">
              <text:p text:style-name="P3"/>
            </table:table-cell>
          </table:table-row>
          <table:table-row table:style-name="Table1.41">
            <table:table-cell table:style-name="Table1.A37" office:value-type="string">
              <text:p text:style-name="P2">Ɩsɩ sre</text:p>
            </table:table-cell>
            <table:table-cell table:style-name="Table1.A37" office:value-type="string">
              <text:p text:style-name="P2">Straightening a mud building with an old cutlass</text:p>
            </table:table-cell>
            <table:table-cell table:style-name="Table1.A37" office:value-type="string">
              <text:p text:style-name="P3"/>
            </table:table-cell>
          </table:table-row>
          <table:table-row>
            <table:table-cell table:style-name="Table1.A37" office:value-type="string">
              <text:p text:style-name="P2">Ɩsɩtan</text:p>
            </table:table-cell>
            <table:table-cell table:style-name="Table1.A37" office:value-type="string">
              <text:p text:style-name="P2">Plastering with mud</text:p>
            </table:table-cell>
            <table:table-cell table:style-name="Table1.A37" office:value-type="string">
              <text:p text:style-name="P3"/>
            </table:table-cell>
          </table:table-row>
          <text:soft-page-break/>
          <table:table-row>
            <table:table-cell table:style-name="Table1.A37" office:value-type="string">
              <text:p text:style-name="P2">Ɩsɩwa/Obuto ɩsɩwa</text:p>
            </table:table-cell>
            <table:table-cell table:style-name="Table1.A37" office:value-type="string">
              <text:p text:style-name="P2">Sealing holes in a building</text:p>
            </table:table-cell>
            <table:table-cell table:style-name="Table1.A37" office:value-type="string">
              <text:p text:style-name="P3">Ɩsɩ</text:p>
            </table:table-cell>
          </table:table-row>
          <table:table-row>
            <table:table-cell table:style-name="Table1.A37" office:value-type="string">
              <text:p text:style-name="P2">obutoda</text:p>
            </table:table-cell>
            <table:table-cell table:style-name="Table1.A37" office:value-type="string">
              <text:p text:style-name="P2">Cementing the floor of a building</text:p>
            </table:table-cell>
            <table:table-cell table:style-name="Table1.A37" office:value-type="string">
              <text:p text:style-name="P3">Ɩsɩ</text:p>
            </table:table-cell>
          </table:table-row>
          <table:table-row>
            <table:table-cell table:style-name="Table1.A37" office:value-type="string">
              <text:p text:style-name="P2">Obubua</text:p>
            </table:table-cell>
            <table:table-cell table:style-name="Table1.A37" office:value-type="string">
              <text:p text:style-name="P2">Roofing a building</text:p>
            </table:table-cell>
            <table:table-cell table:style-name="Table1.A37" office:value-type="string">
              <text:p text:style-name="P3">Ɩsɩ</text:p>
            </table:table-cell>
          </table:table-row>
          <table:table-row>
            <table:table-cell table:style-name="Table1.A1" office:value-type="string">
              <text:p text:style-name="P2">Ɔtandɩnka</text:p>
            </table:table-cell>
            <table:table-cell table:style-name="Table1.A1" office:value-type="string">
              <text:p text:style-name="P2">Laying rafters</text:p>
            </table:table-cell>
            <table:table-cell table:style-name="Table1.A1" office:value-type="string">
              <text:p text:style-name="P3">Ɩsɩ</text:p>
            </table:table-cell>
          </table:table-row>
          <table:table-row>
            <table:table-cell table:style-name="Table1.A37" office:value-type="string">
              <text:p text:style-name="P2">Obuklɩ</text:p>
            </table:table-cell>
            <table:table-cell table:style-name="Table1.A37" office:value-type="string">
              <text:p text:style-name="P2">Tying the rafters to the building to avoid roof being taken off by wind</text:p>
            </table:table-cell>
            <table:table-cell table:style-name="Table1.A37" office:value-type="string">
              <text:p text:style-name="P3">Ɩsɩ</text:p>
            </table:table-cell>
          </table:table-row>
          <table:table-row>
            <table:table-cell table:style-name="Table1.A1" office:value-type="string">
              <text:p text:style-name="P1">Abwi:</text:p>
            </table:table-cell>
            <table:table-cell table:style-name="Table1.A1" office:value-type="string">
              <text:p text:style-name="P2">Types of stones</text:p>
            </table:table-cell>
            <table:table-cell table:style-name="Table1.A1" office:value-type="string">
              <text:p text:style-name="P3"/>
            </table:table-cell>
          </table:table-row>
          <table:table-row>
            <table:table-cell table:style-name="Table1.A1" office:value-type="string">
              <text:p text:style-name="P2">Bʋta</text:p>
            </table:table-cell>
            <table:table-cell table:style-name="Table1.A1" office:value-type="string">
              <text:p text:style-name="P2">rock</text:p>
            </table:table-cell>
            <table:table-cell table:style-name="Table1.A1" office:value-type="string">
              <text:p text:style-name="P3">Abwi</text:p>
            </table:table-cell>
          </table:table-row>
          <table:table-row>
            <table:table-cell table:style-name="Table1.A1" office:value-type="string">
              <text:p text:style-name="P2">Kpankplansɩ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>Abwi</text:p>
            </table:table-cell>
          </table:table-row>
          <table:table-row>
            <table:table-cell table:style-name="Table1.A1" office:value-type="string">
              <text:p text:style-name="P2">Atiin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>Abwi</text:p>
            </table:table-cell>
          </table:table-row>
          <table:table-row>
            <table:table-cell table:style-name="Table1.A1" office:value-type="string">
              <text:p text:style-name="P2">Ɔsɩpaa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>Abwi</text:p>
            </table:table-cell>
          </table:table-row>
          <table:table-row>
            <table:table-cell table:style-name="Table1.A1" office:value-type="string">
              <text:p text:style-name="P2">Ntsatsabwi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>Abwi</text:p>
            </table:table-cell>
          </table:table-row>
          <table:table-row>
            <table:table-cell table:style-name="Table1.A1" office:value-type="string">
              <text:p text:style-name="P2">Kwebwi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>Abwi</text:p>
            </table:table-cell>
          </table:table-row>
          <table:table-row>
            <table:table-cell table:style-name="Table1.A1" office:value-type="string">
              <text:p text:style-name="P2">Ɔpradabwi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>Abwi</text:p>
            </table:table-cell>
          </table:table-row>
          <table:table-row>
            <table:table-cell table:style-name="Table1.A1" office:value-type="string">
              <text:p text:style-name="P2">Ɩbʋ</text:p>
            </table:table-cell>
            <table:table-cell table:style-name="Table1.A1" office:value-type="string">
              <text:p text:style-name="P2">mountain</text:p>
            </table:table-cell>
            <table:table-cell table:style-name="Table1.A1" office:value-type="string">
              <text:p text:style-name="P3">Abwi</text:p>
            </table:table-cell>
          </table:table-row>
        </table:table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Times New Roman1" fo:font-size="12pt" fo:font-weight="normal" fo:background-color="transpare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2-10-29T15:50:54</meta:creation-date>
    <meta:editing-duration>PT14M9S</meta:editing-duration>
    <meta:editing-cycles>8</meta:editing-cycles>
    <dc:date>2013-09-20T15:20:53</dc:date>
    <dc:creator>Wes Peacock</dc:creator>
    <meta:document-statistic meta:table-count="1" meta:image-count="0" meta:object-count="0" meta:page-count="2" meta:paragraph-count="96" meta:word-count="153" meta:character-count="883" meta:non-whitespace-character-count="824"/>
  </office:meta>
</office:document-meta>
</file>